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betan Machine Uni" svg:font-family="'Tibetan Machine Uni'" style:font-pitch="variable"/>
    <style:font-face style:name="Times New Roman" svg:font-family="'Times New Roman'"/>
  </office:font-face-decls>
  <office:automatic-styles>
    <style:style style:name="P1" style:family="paragraph" style:parent-style-name="Heading_20_1">
      <style:paragraph-properties fo:text-align="center" style:justify-single-word="false"/>
      <style:text-properties fo:color="#000000" loext:opacity="100%" style:font-name="Tibetan Machine Uni" fo:language="fr" fo:country="FR"/>
    </style:style>
    <style:style style:name="P2" style:family="paragraph" style:parent-style-name="Heading_20_1">
      <style:paragraph-properties fo:text-align="center" style:justify-single-word="false" fo:break-before="page"/>
      <style:text-properties fo:color="#000000" loext:opacity="100%" style:font-name="Tibetan Machine Uni" fo:language="fr" fo:country="FR"/>
    </style:style>
    <style:style style:name="P3" style:family="paragraph" style:parent-style-name="Heading_20_1">
      <style:paragraph-properties fo:text-align="center" style:justify-single-word="false"/>
      <style:text-properties fo:color="#000000" loext:opacity="100%" style:font-name="Tibetan Machine Uni" fo:language="fr" fo:country="FR" officeooo:paragraph-rsid="00175276"/>
    </style:style>
    <style:style style:name="P4" style:family="paragraph" style:parent-style-name="Heading_20_1">
      <style:paragraph-properties fo:text-align="center" style:justify-single-word="false" fo:break-before="page"/>
      <style:text-properties fo:color="#000000" loext:opacity="100%" style:font-name="Tibetan Machine Uni" fo:language="fr" fo:country="FR" officeooo:rsid="000d3f24" officeooo:paragraph-rsid="000d3f24"/>
    </style:style>
    <style:style style:name="P5" style:family="paragraph" style:parent-style-name="Heading_20_1">
      <style:paragraph-properties fo:text-align="center" style:justify-single-word="false"/>
      <style:text-properties fo:color="#000000" loext:opacity="100%" style:font-name="Tibetan Machine Uni" fo:language="fr" fo:country="FR" officeooo:rsid="000f20a5" officeooo:paragraph-rsid="000f20a5"/>
    </style:style>
    <style:style style:name="P6" style:family="paragraph" style:parent-style-name="Heading_20_1">
      <style:paragraph-properties fo:text-align="center" style:justify-single-word="false"/>
      <style:text-properties fo:color="#000000" loext:opacity="100%" style:font-name="Tibetan Machine Uni" fo:font-size="18pt" fo:language="fr" fo:country="FR" fo:font-weight="bold" style:font-size-asian="18pt" style:font-weight-asian="bold" style:font-size-complex="18pt" style:font-weight-complex="bold"/>
    </style:style>
    <style:style style:name="P7" style:family="paragraph" style:parent-style-name="Heading_20_2">
      <style:text-properties fo:color="#000000" loext:opacity="100%" style:font-name="Tibetan Machine Uni" fo:language="fr" fo:country="FR" fo:font-weight="normal" style:font-weight-asian="normal" style:font-weight-complex="normal"/>
    </style:style>
    <style:style style:name="P8" style:family="paragraph" style:parent-style-name="Heading_20_2">
      <style:text-properties fo:color="#000000" loext:opacity="100%" style:font-name="Tibetan Machine Uni" fo:language="fr" fo:country="FR" fo:font-weight="normal" officeooo:paragraph-rsid="001b929d" style:font-weight-asian="normal" style:font-weight-complex="normal"/>
    </style:style>
    <style:style style:name="P9" style:family="paragraph" style:parent-style-name="Heading_20_2">
      <style:text-properties fo:color="#000000" loext:opacity="100%" style:font-name="Tibetan Machine Uni" fo:language="fr" fo:country="FR" fo:font-weight="normal" officeooo:paragraph-rsid="00223190" style:font-weight-asian="normal" style:font-weight-complex="normal"/>
    </style:style>
    <style:style style:name="P10" style:family="paragraph" style:parent-style-name="Heading_20_2">
      <style:text-properties fo:color="#000000" loext:opacity="100%" style:font-name="Tibetan Machine Uni" fo:font-size="16pt" fo:language="fr" fo:country="FR" fo:font-weight="normal" style:font-size-asian="16pt" style:font-weight-asian="normal" style:font-size-complex="16pt" style:font-weight-complex="normal"/>
    </style:style>
    <style:style style:name="P11" style:family="paragraph" style:parent-style-name="Heading_20_2">
      <style:text-properties fo:color="#000000" loext:opacity="100%" style:font-name="Tibetan Machine Uni" fo:font-size="16pt" fo:language="fr" fo:country="FR" fo:font-weight="normal" officeooo:paragraph-rsid="00175276" style:font-size-asian="16pt" style:font-weight-asian="normal" style:font-size-complex="16pt" style:font-weight-complex="normal"/>
    </style:style>
    <style:style style:name="P12" style:family="paragraph" style:parent-style-name="Heading_20_2">
      <style:paragraph-properties fo:break-before="page"/>
      <style:text-properties style:font-name="Tibetan Machine Uni"/>
    </style:style>
    <style:style style:name="P13" style:family="paragraph" style:parent-style-name="Heading_20_2">
      <style:text-properties officeooo:paragraph-rsid="00223190"/>
    </style:style>
    <style:style style:name="P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Tibetan Machine Uni" fo:font-size="11pt" fo:letter-spacing="normal" fo:language="fr" fo:country="FR" fo:font-style="normal" fo:font-weight="normal" style:font-size-asian="11pt" style:font-size-complex="11pt"/>
    </style:style>
    <style:style style:name="P15"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style:text-properties fo:font-variant="normal" fo:text-transform="none" fo:color="#000000" loext:opacity="100%" style:font-name="Tibetan Machine Uni" fo:font-size="11pt" fo:letter-spacing="normal" fo:language="fr" fo:country="FR" fo:font-style="normal" fo:font-weight="normal" style:font-size-asian="11pt" style:font-size-complex="11pt"/>
    </style:style>
    <style:style style:name="P16"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style:text-properties fo:font-variant="normal" fo:text-transform="none" fo:color="#000000" loext:opacity="100%" style:font-name="Tibetan Machine Uni" fo:font-size="11pt" fo:letter-spacing="normal" fo:language="fr" fo:country="FR" fo:font-style="normal" fo:font-weight="normal" officeooo:paragraph-rsid="000dee9d" style:font-size-asian="11pt" style:font-size-complex="11pt"/>
    </style:style>
    <style:style style:name="P17" style:family="paragraph" style:parent-style-name="Text_20_body">
      <style:paragraph-properties fo:text-align="justify" style:justify-single-word="false"/>
      <style:text-properties fo:font-variant="normal" fo:text-transform="none" fo:color="#000000" loext:opacity="100%" style:font-name="Tibetan Machine Uni" fo:font-size="11pt" fo:letter-spacing="normal" fo:language="fr" fo:country="FR" fo:font-style="normal" fo:font-weight="normal" officeooo:paragraph-rsid="00175276" style:font-size-asian="11pt" style:font-size-complex="11pt"/>
    </style:style>
    <style:style style:name="P18" style:family="paragraph" style:parent-style-name="Text_20_body">
      <style:paragraph-properties fo:text-align="justify" style:justify-single-word="false"/>
      <style:text-properties fo:font-variant="normal" fo:text-transform="none" fo:color="#000000" loext:opacity="100%" style:font-name="Tibetan Machine Uni" fo:font-size="11pt" fo:letter-spacing="normal" fo:language="fr" fo:country="FR" fo:font-style="normal" fo:font-weight="normal" officeooo:rsid="000d3f24" officeooo:paragraph-rsid="000d3f24" style:font-size-asian="11pt" style:font-size-complex="11pt"/>
    </style:style>
    <style:style style:name="P19" style:family="paragraph" style:parent-style-name="Text_20_body">
      <style:paragraph-properties fo:text-align="justify" style:justify-single-word="false"/>
      <style:text-properties fo:font-variant="normal" fo:text-transform="none" fo:color="#000000" loext:opacity="100%" style:font-name="Tibetan Machine Uni" fo:font-size="11pt" fo:letter-spacing="normal" fo:language="fr" fo:country="FR" fo:font-style="normal" fo:font-weight="normal" officeooo:rsid="000c04cf" style:font-size-asian="11pt" style:font-weight-asian="normal" style:font-size-complex="11pt" style:font-weight-complex="normal"/>
    </style:style>
    <style:style style:name="P20" style:family="paragraph" style:parent-style-name="Text_20_body">
      <style:paragraph-properties fo:text-align="justify" style:justify-single-word="false"/>
      <style:text-properties fo:font-variant="normal" fo:text-transform="none" fo:color="#000000" loext:opacity="100%" style:font-name="Tibetan Machine Uni" fo:font-size="11pt" fo:letter-spacing="normal" fo:language="fr" fo:country="FR" fo:font-style="normal" fo:font-weight="normal" style:font-size-asian="11pt" style:font-weight-asian="normal" style:font-size-complex="11pt" style:font-weight-complex="normal"/>
    </style:style>
    <style:style style:name="P21" style:family="paragraph" style:parent-style-name="Text_20_body">
      <style:paragraph-properties fo:text-align="justify" style:justify-single-word="false"/>
      <style:text-properties fo:font-variant="normal" fo:text-transform="none" fo:color="#000000" loext:opacity="100%" style:font-name="Tibetan Machine Uni" fo:font-size="11pt" fo:letter-spacing="normal" fo:language="fr" fo:country="FR" fo:font-style="normal" fo:font-weight="normal" style:font-size-asian="11pt" style:font-weight-asian="bold" style:font-size-complex="11pt" style:font-weight-complex="bold"/>
    </style:style>
    <style:style style:name="P22" style:family="paragraph" style:parent-style-name="Text_20_body">
      <style:paragraph-properties fo:text-align="justify" style:justify-single-word="false"/>
      <style:text-properties fo:font-variant="normal" fo:text-transform="none" fo:color="#000000" loext:opacity="100%" style:font-name="Tibetan Machine Uni" fo:font-size="11pt" fo:letter-spacing="normal" fo:language="fr" fo:country="FR" fo:font-style="normal" fo:font-weight="normal" officeooo:paragraph-rsid="0019232f"/>
    </style:style>
    <style:style style:name="P23" style:family="paragraph" style:parent-style-name="Text_20_body">
      <style:paragraph-properties fo:text-align="justify" style:justify-single-word="false"/>
      <style:text-properties fo:font-variant="normal" fo:text-transform="none" fo:color="#d1d5db" loext:opacity="100%" style:font-name="Tibetan Machine Uni" fo:font-size="11pt" fo:letter-spacing="normal" fo:font-style="normal" fo:font-weight="normal" officeooo:paragraph-rsid="001b929d" style:font-size-asian="11pt" style:font-size-complex="11pt"/>
    </style:style>
    <style:style style:name="P24" style:family="paragraph" style:parent-style-name="Text_20_body">
      <style:paragraph-properties fo:text-align="justify" style:justify-single-word="false"/>
      <style:text-properties style:font-name="Tibetan Machine Uni" fo:font-size="11pt" fo:language="fr" fo:country="FR" officeooo:paragraph-rsid="001f2fc0" style:font-size-asian="11pt" style:font-size-complex="11pt"/>
    </style:style>
    <style:style style:name="P25" style:family="paragraph" style:parent-style-name="Text_20_body">
      <style:paragraph-properties fo:text-align="justify" style:justify-single-word="false"/>
      <style:text-properties style:font-name="Tibetan Machine Uni" fo:font-size="11pt" fo:language="fr" fo:country="FR" officeooo:paragraph-rsid="0025c0b5" style:font-size-asian="11pt" style:font-size-complex="11pt"/>
    </style:style>
    <style:style style:name="P26" style:family="paragraph" style:parent-style-name="Text_20_body">
      <style:paragraph-properties fo:text-align="justify" style:justify-single-word="false"/>
      <style:text-properties style:font-name="Tibetan Machine Uni" fo:font-size="11pt" officeooo:paragraph-rsid="001f2fc0" style:font-size-asian="11pt" style:font-size-complex="11pt"/>
    </style:style>
    <style:style style:name="P27" style:family="paragraph" style:parent-style-name="Text_20_body">
      <style:paragraph-properties fo:text-align="justify" style:justify-single-word="false"/>
      <style:text-properties style:font-name="Tibetan Machine Uni" fo:font-size="11pt" officeooo:paragraph-rsid="0021141a" style:font-size-asian="11pt" style:font-size-complex="11pt"/>
    </style:style>
    <style:style style:name="P28" style:family="paragraph" style:parent-style-name="Text_20_body">
      <style:paragraph-properties fo:text-align="justify" style:justify-single-word="false"/>
      <style:text-properties style:font-name="Tibetan Machine Uni" officeooo:paragraph-rsid="001b929d"/>
    </style:style>
    <style:style style:name="P29" style:family="paragraph" style:parent-style-name="Text_20_body">
      <style:paragraph-properties fo:text-align="justify" style:justify-single-word="false"/>
      <style:text-properties fo:color="#000000" loext:opacity="100%" style:font-name="Tibetan Machine Uni" fo:language="fr" fo:country="FR" officeooo:paragraph-rsid="001980fc"/>
    </style:style>
    <style:style style:name="P30" style:family="paragraph" style:parent-style-name="Text_20_body">
      <style:paragraph-properties fo:text-align="justify" style:justify-single-word="false"/>
      <style:text-properties fo:color="#000000" loext:opacity="100%" style:font-name="Tibetan Machine Uni" fo:language="fr" fo:country="FR" officeooo:rsid="0025c0b5" officeooo:paragraph-rsid="0025c0b5"/>
    </style:style>
    <style:style style:name="P31"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style:text-properties fo:color="#000000" loext:opacity="100%" style:font-name="Tibetan Machine Uni" fo:font-size="11pt" fo:language="fr" fo:country="FR" officeooo:paragraph-rsid="0011ef9f" style:font-size-asian="11pt" style:font-size-complex="11pt"/>
    </style:style>
    <style:style style:name="P32" style:family="paragraph" style:parent-style-name="Text_20_body">
      <style:paragraph-properties fo:text-align="justify" style:justify-single-word="false"/>
      <style:text-properties fo:color="#000000" loext:opacity="100%" style:font-name="Tibetan Machine Uni" fo:font-size="11pt" fo:language="fr" fo:country="FR" officeooo:paragraph-rsid="000d3f24" style:font-size-asian="11pt" style:font-size-complex="11pt"/>
    </style:style>
    <style:style style:name="P33" style:family="paragraph" style:parent-style-name="Text_20_body">
      <style:paragraph-properties fo:text-align="justify" style:justify-single-word="false"/>
      <style:text-properties fo:color="#000000" loext:opacity="100%" style:font-name="Tibetan Machine Uni" fo:font-size="11pt" fo:language="fr" fo:country="FR" officeooo:paragraph-rsid="00170c31" style:font-size-asian="11pt" style:font-size-complex="11pt"/>
    </style:style>
    <style:style style:name="P34" style:family="paragraph" style:parent-style-name="Text_20_body">
      <style:paragraph-properties fo:text-align="justify" style:justify-single-word="false"/>
      <style:text-properties fo:color="#000000" loext:opacity="100%" style:font-name="Tibetan Machine Uni" fo:font-size="11pt" fo:language="fr" fo:country="FR" officeooo:paragraph-rsid="00175276" style:font-size-asian="11pt" style:font-size-complex="11pt"/>
    </style:style>
    <style:style style:name="P35" style:family="paragraph" style:parent-style-name="Text_20_body">
      <style:paragraph-properties fo:text-align="justify" style:justify-single-word="false"/>
      <style:text-properties fo:color="#000000" loext:opacity="100%" style:font-name="Tibetan Machine Uni" fo:font-size="11pt" fo:language="fr" fo:country="FR" officeooo:paragraph-rsid="001980fc" style:font-size-asian="11pt" style:font-size-complex="11pt"/>
    </style:style>
    <style:style style:name="P36" style:family="paragraph" style:parent-style-name="Text_20_body">
      <style:paragraph-properties fo:margin-left="0cm" fo:margin-right="0cm" fo:text-align="justify" style:justify-single-word="false" fo:orphans="2" fo:widows="2" fo:text-indent="0cm" style:auto-text-indent="false"/>
      <style:text-properties fo:color="#000000" loext:opacity="100%" style:font-name="Tibetan Machine Uni" fo:font-size="11pt" fo:language="fr" fo:country="FR"/>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style:font-weight-asian="normal" style:font-weight-complex="normal"/>
    </style:style>
    <style:style style:name="T4" style:family="text">
      <style:text-properties fo:font-variant="normal" fo:text-transform="none" fo:letter-spacing="normal" fo:font-style="normal" fo:font-weight="normal" style:font-size-asian="11pt" style:font-size-complex="11pt"/>
    </style:style>
    <style:style style:name="T5" style:family="text">
      <style:text-properties fo:font-variant="normal" fo:text-transform="none" fo:letter-spacing="normal" fo:font-style="normal" officeooo:rsid="000c04cf"/>
    </style:style>
    <style:style style:name="T6" style:family="text">
      <style:text-properties fo:font-variant="normal" fo:text-transform="none" fo:letter-spacing="normal" fo:font-style="normal" officeooo:rsid="001b929d"/>
    </style:style>
    <style:style style:name="T7" style:family="text">
      <style:text-properties fo:font-variant="normal" fo:text-transform="none" fo:color="#000000" loext:opacity="100%" fo:font-size="11pt" fo:letter-spacing="normal" fo:language="fr" fo:country="FR" fo:font-style="normal" fo:font-weight="normal" officeooo:rsid="001b929d" style:font-size-asian="11pt" style:font-weight-asian="normal" style:font-size-complex="11pt" style:font-weight-complex="normal"/>
    </style:style>
    <style:style style:name="T8" style:family="text">
      <style:text-properties fo:font-variant="normal" fo:text-transform="none" fo:color="#000000" loext:opacity="100%" fo:letter-spacing="normal" fo:language="fr" fo:country="FR" fo:font-style="normal" fo:font-weight="normal" style:font-weight-asian="normal" style:font-weight-complex="normal"/>
    </style:style>
    <style:style style:name="T9" style:family="text">
      <style:text-properties fo:font-variant="normal" fo:text-transform="none" fo:color="#000000" loext:opacity="100%" fo:letter-spacing="normal" fo:language="fr" fo:country="FR" fo:font-style="normal" fo:font-weight="normal" officeooo:rsid="001b929d" style:font-weight-asian="normal" style:font-weight-complex="normal"/>
    </style:style>
    <style:style style:name="T10" style:family="text">
      <style:text-properties fo:font-variant="normal" fo:text-transform="none" fo:color="#000000" loext:opacity="100%" style:font-name="Tibetan Machine Uni" fo:font-size="12pt" fo:letter-spacing="normal" fo:language="fr" fo:country="FR" fo:font-style="normal" fo:font-weight="normal" style:font-weight-asian="normal" style:font-weight-complex="normal"/>
    </style:style>
    <style:style style:name="T11" style:family="text">
      <style:text-properties fo:font-variant="normal" fo:text-transform="none" fo:color="#000000" loext:opacity="100%" style:font-name="Tibetan Machine Uni" fo:font-size="11pt" fo:letter-spacing="normal" fo:language="fr" fo:country="FR" fo:font-style="normal" fo:font-weight="normal" officeooo:rsid="001b929d" style:font-size-asian="11pt" style:font-weight-asian="normal" style:font-size-complex="11pt" style:font-weight-complex="normal"/>
    </style:style>
    <style:style style:name="T12" style:family="text">
      <style:text-properties fo:font-variant="normal" fo:text-transform="none" fo:color="#000000" loext:opacity="100%" style:font-name="Tibetan Machine Uni" fo:letter-spacing="normal" fo:language="fr" fo:country="FR" fo:font-style="normal" fo:font-weight="normal" style:font-weight-asian="normal" style:font-weight-complex="normal"/>
    </style:style>
    <style:style style:name="T13" style:family="text">
      <style:text-properties fo:font-variant="normal" fo:text-transform="none" fo:font-size="11pt" fo:letter-spacing="normal" fo:font-style="normal" fo:font-weight="normal" style:font-size-asian="11pt" style:font-size-complex="11pt"/>
    </style:style>
    <style:style style:name="T14" style:family="text">
      <style:text-properties fo:font-variant="normal" fo:text-transform="none" fo:font-size="18pt" fo:letter-spacing="normal" fo:font-style="normal" fo:font-weight="bold" style:font-size-asian="18pt" style:font-weight-asian="bold" style:font-size-complex="18pt" style:font-weight-complex="bold"/>
    </style:style>
    <style:style style:name="T15" style:family="text">
      <style:text-properties fo:font-variant="normal" fo:text-transform="none" fo:font-size="18pt" fo:letter-spacing="normal" fo:font-style="normal" fo:font-weight="bold" officeooo:rsid="000c04cf" style:font-size-asian="18pt" style:font-weight-asian="bold" style:font-size-complex="18pt" style:font-weight-complex="bold"/>
    </style:style>
    <style:style style:name="T16" style:family="text">
      <style:text-properties officeooo:rsid="000c04cf"/>
    </style:style>
    <style:style style:name="T17" style:family="text">
      <style:text-properties fo:font-size="16pt" officeooo:rsid="000c04cf" style:font-size-asian="16pt" style:font-size-complex="16pt"/>
    </style:style>
    <style:style style:name="T18" style:family="text">
      <style:text-properties officeooo:rsid="0011ef9f"/>
    </style:style>
    <style:style style:name="T19" style:family="text">
      <style:text-properties fo:color="#000000" loext:opacity="100%" style:font-name="Tibetan Machine Uni" fo:language="fr" fo:country="FR" fo:font-weight="normal" style:font-weight-asian="normal" style:font-weight-complex="normal"/>
    </style:style>
    <style:style style:name="T20" style:family="text">
      <style:text-properties fo:color="#000000" loext:opacity="100%" style:font-name="Tibetan Machine Uni" fo:language="fr" fo:country="FR" fo:font-weight="normal" officeooo:rsid="000c04cf" style:font-weight-asian="normal" style:font-weight-complex="normal"/>
    </style:style>
    <style:style style:name="T21" style:family="text">
      <style:text-properties fo:color="#000000" loext:opacity="100%" style:font-name="Tibetan Machine Uni" fo:language="fr" fo:country="FR" fo:font-weight="normal" officeooo:rsid="001f2fc0" style:font-weight-asian="normal" style:font-weight-complex="normal"/>
    </style:style>
    <style:style style:name="T22" style:family="text">
      <style:text-properties fo:color="#000000" loext:opacity="100%" style:font-name="Tibetan Machine Uni" fo:language="fr" fo:country="FR" fo:font-weight="normal" officeooo:rsid="0021141a" style:font-weight-asian="normal" style:font-weight-complex="normal"/>
    </style:style>
    <style:style style:name="T23" style:family="text">
      <style:text-properties fo:color="#000000" loext:opacity="100%" style:font-name="Tibetan Machine Uni" fo:language="fr" fo:country="FR" fo:font-weight="normal" officeooo:rsid="0025c0b5" style:font-weight-asian="normal" style:font-weight-complex="normal"/>
    </style:style>
    <style:style style:name="T24" style:family="text">
      <style:text-properties fo:color="#000000" loext:opacity="100%" style:font-name="Tibetan Machine Uni" fo:language="fr" fo:country="FR" fo:font-weight="normal" officeooo:rsid="0023d89f" style:font-weight-asian="normal" style:font-weight-complex="normal"/>
    </style:style>
    <style:style style:name="T25" style:family="text">
      <style:text-properties fo:color="#000000" loext:opacity="100%" style:font-name="Tibetan Machine Uni" fo:language="fr" fo:country="FR" style:font-weight-asian="normal" style:font-weight-complex="normal"/>
    </style:style>
    <style:style style:name="T26" style:family="text">
      <style:text-properties fo:color="#000000" loext:opacity="100%" style:font-name="Tibetan Machine Uni" fo:language="fr" fo:country="FR" officeooo:rsid="001c6e59" style:font-weight-asian="normal" style:font-weight-complex="normal"/>
    </style:style>
    <style:style style:name="T27" style:family="text">
      <style:text-properties fo:color="#000000" loext:opacity="100%" style:font-name="Tibetan Machine Uni" fo:font-size="16pt" fo:language="fr" fo:country="FR" fo:font-weight="normal" style:font-size-asian="16pt" style:font-weight-asian="normal" style:font-size-complex="16pt" style:font-weight-complex="normal"/>
    </style:style>
    <style:style style:name="T28" style:family="text">
      <style:text-properties fo:color="#000000" loext:opacity="100%" style:font-name="Tibetan Machine Uni" fo:font-size="11pt" style:font-size-asian="11pt" style:font-size-complex="11pt"/>
    </style:style>
    <style:style style:name="T29" style:family="text">
      <style:text-properties fo:color="#000000" loext:opacity="100%" fo:language="fr" fo:country="FR" fo:font-weight="normal" style:font-weight-asian="normal" style:font-weight-complex="normal"/>
    </style:style>
    <style:style style:name="T30" style:family="text">
      <style:text-properties fo:color="#000000" loext:opacity="100%" fo:language="fr" fo:country="FR" fo:font-weight="normal" officeooo:rsid="000c04cf" style:font-weight-asian="normal" style:font-weight-complex="normal"/>
    </style:style>
    <style:style style:name="T31" style:family="text">
      <style:text-properties fo:color="#000000" loext:opacity="100%" fo:language="fr" fo:country="FR" fo:font-weight="normal" officeooo:rsid="0021141a" style:font-weight-asian="normal" style:font-weight-complex="normal"/>
    </style:style>
    <style:style style:name="T32" style:family="text">
      <style:text-properties fo:color="#000000" loext:opacity="100%" fo:language="fr" fo:country="FR" fo:font-weight="normal" officeooo:rsid="0025c0b5" style:font-weight-asian="normal" style:font-weight-complex="normal"/>
    </style:style>
    <style:style style:name="T33" style:family="text">
      <style:text-properties fo:color="#000000" loext:opacity="100%" fo:language="fr" fo:country="FR" style:font-weight-asian="normal" style:font-weight-complex="normal"/>
    </style:style>
    <style:style style:name="T34" style:family="text">
      <style:text-properties fo:color="#000000" loext:opacity="100%" fo:language="fr" fo:country="FR" officeooo:rsid="001c6e59" style:font-weight-asian="normal" style:font-weight-complex="normal"/>
    </style:style>
    <style:style style:name="T35" style:family="text">
      <style:text-properties fo:color="#000000" loext:opacity="100%" fo:font-weight="normal" style:font-weight-asian="normal" style:font-weight-complex="normal"/>
    </style:style>
    <style:style style:name="T36" style:family="text">
      <style:text-properties fo:color="#000000" loext:opacity="100%" fo:font-weight="normal" officeooo:rsid="0025c0b5" style:font-weight-asian="normal" style:font-weight-complex="normal"/>
    </style:style>
    <style:style style:name="T37" style:family="text">
      <style:text-properties fo:font-size="11pt" style:font-size-asian="11pt" style:font-size-complex="11pt"/>
    </style:style>
    <style:style style:name="T38" style:family="text">
      <style:text-properties style:font-weight-asian="normal" style:font-weight-complex="normal"/>
    </style:style>
    <style:style style:name="T39" style:family="text">
      <style:text-properties officeooo:rsid="00170c31"/>
    </style:style>
    <style:style style:name="T40" style:family="text">
      <style:text-properties style:font-size-asian="11pt" style:font-size-complex="11pt"/>
    </style:style>
    <style:style style:name="T41" style:family="text">
      <style:text-properties fo:font-weight="normal" style:font-weight-asian="normal" style:font-weight-complex="normal"/>
    </style:style>
    <style:style style:name="T42" style:family="text">
      <style:text-properties fo:font-weight="normal" officeooo:rsid="0019232f" style:font-weight-asian="normal" style:font-weight-complex="normal"/>
    </style:style>
    <style:style style:name="T43" style:family="text">
      <style:text-properties officeooo:rsid="00223190"/>
    </style:style>
    <style:style style:name="T44" style:family="text">
      <style:text-properties officeooo:rsid="0023d8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 </text:h>
      <text:p text:style-name="P31"><text:span text:style-name="T2">De</text:span> nos jours, les données sont de plus en plus nombreuses, complexes et interconnectées. Pour les gérer, les bases de données traditionnelles ne sont très souvent pas suffisantes et efficaces. D’où l’utilité des bases de données non structurées. Parmi celles-ci, nous avons les bases de données orientées graphes qui permettent de modéliser et de gérer des données importantes et interconnectées de manière efficace à travers l’utilisation de graphes. Les bases de données orientées graphes sont de plus en plus utilisées dans de nombreux domaines, tels que les réseaux sociaux, les moteurs de recherche, les systèmes de recommandation et les applications de géolocalisation. Dans cette présentation, nous allons explorer en détail le concept de ce type de bases de données en examinant leur évolution historique, leur architecture globale et leur mode de déploiement sur différentes plates-formes telles que Windows et Linux. Nous allons également examiner les avantages et les limites de ces outils, ainsi qu’<text:span text:style-name="T18">une </text:span>phase pratique de <text:span text:style-name="T18">son</text:span> utilisation. Nous montrerons que les bases de données orientées graphes offrent de nombreux avantages par rapport aux bases de données relationnelles traditionnelles. Nous examinerons également les limites de ces outils. Enfin, nous discuterons des problèmes spécifiques qui peuvent se poser lors de l'utilisation de ces bases de données et des précautions à prendre pour éviter les erreurs et les pertes de données. Cette présentation a pour but de fournir une introduction complète et détaillée aux bases de données orientées graphes en examinant leur évolution historique, leur architecture, leur mode de déploiement, leurs avantages et leurs limites, ainsi qu’<text:span text:style-name="T18">une</text:span> phase pratique.</text:p>
      <text:h text:style-name="P2" text:outline-level="1"><text:span text:style-name="T16">I. </text:span>Historique : évolution et problématique qu'elle résout</text:h>
      <text:p text:style-name="P14"><text:span text:style-name="T38">L'histoire des bases de données orientées graphe remonte à la fin des années 1960, lorsque des chercheurs ont commencé à étudier des algorithmes pour représenter et parcourir des graphes. Ces algorithmes, connus sous le nom de graphes de recherche, étaient destinés à la recherche d'informations sur les cartes routières.</text:span></text:p>
      <text:p text:style-name="P14">Au cours des années 1970, des chercheurs ont commencé à étudier des méthodes pour stocker des graphes sur des ordinateurs. Ils ont développé des systèmes qui permettaient non seulement de stocker des graphes, mais aussi de les rechercher et de les manipuler. Ces systèmes ont été utilisés pour des applications telles que la gestion de la connaissance, la cartographie, la gestion des réseaux et plus encore.</text:p>
      <text:p text:style-name="P14">Au cours des années 1980, des chercheurs ont commencé à rechercher des méthodes pour stocker des graphes sur des bases de données. Ils ont développé des systèmes qui pouvaient gérer des graphes complexes et fournir des outils pour rechercher des informations à partir de ces graphes. Ces systèmes ont été utilisés pour des applications telles que la gestion de patrimoine, la gestion de la chaîne d'approvisionnement et la gestion des réseaux.</text:p>
      <text:p text:style-name="P36"><text:span text:style-name="T4">Au cours des années 1990, les systèmes orientés graphe sont devenus populaires et ont été utilisés pour des applications telles que les moteurs de recherche, les systèmes de recommandation et les réseaux sociaux. Les systèmes de bases de données orientée graphe ont évolué et sont devenus plus sophistiqués pour prendre en charge des applications plus complexes. </text:span></text:p>
      <text:h text:style-name="P1" text:outline-level="1"><text:soft-page-break/><text:span text:style-name="T16">II. </text:span><text:span text:style-name="T5">Architecture globale des bases de données orientées graphe</text:span></text:h>
      <text:h text:style-name="P10" text:outline-level="2"><text:span text:style-name="T5">1. </text:span><text:span text:style-name="T1">Principe de stockage des données</text:span></text:h>
      <text:p text:style-name="P34"><text:span text:style-name="T3">Les bases de données orientées graphe utilisent une architecture globale différente de celle des bases de données relationnelles. Dans ce type de base de données, les données sont stockées sous forme de graphes, où les entités sont représentées sous forme de nœuds et les relations entre ces entités sont représentées sous forme de liens. Cette approche permet de modéliser des relations complexes entre les données, telles que des relations multiples entre des entités ou des relations avec des propriétés.</text:span></text:p>
      <text:h text:style-name="P11" text:outline-level="2">2. Modèle de données en graphe</text:h>
      <text:p text:style-name="P17"><text:span text:style-name="T38">Le modèle de données en graphe permet également de stocker des données en temps réel et de gérer des données de grande taille, ce qui en fait une solution idéale pour les applications nécessitant des performances élevées. En outre, les bases de données orientées graphe offrent des fonctionnalités avancées telles que la détection de motifs de graphe, la recommandation de produits et la recherche de chemins.</text:span></text:p>
      <text:h text:style-name="P10" text:outline-level="2">3. Langage de requête Cypher</text:h>
      <text:p text:style-name="P19">Le langage de requête Cypher est spécialement conçu pour les bases de données orientées graphe. Il permet aux utilisateurs de rechercher des données dans les graphes de manière efficace et expressive, en utilisant des commandes simples et intuitives. Avec Cypher, les utilisateurs peuvent facilement interroger les données pour trouver des motifs de graphe, des relations spécifiques entre les entités et d'autres informations utiles. En résumé, l'architecture globale des bases de données <text:soft-page-break/>orientées graphe offre une approche novatrice pour la gestion de données complexes, en fournissant des fonctionnalités avancées et un langage de requête puissant pour les utilisateurs.</text:p>
      <text:h text:style-name="P3" text:outline-level="1"><text:span text:style-name="T15">III. </text:span><text:span text:style-name="T14">Mode de déploiement des bases de données orientées graphe</text:span></text:h>
      <text:p text:style-name="P22"><text:span text:style-name="T40">Dans le domaine des bases de données orientées graphe, il existe différentes méthodes de déploiement pour stocker et gérer les données en graphe. Que ce soit en local, sur un serveur dédié, dans le cloud ou sur un cluster, chaque méthode présente des avantages et des inconvénients en termes de performance, de coût et de maintenance. Dans cette section, nous nous concentrerons sur l'utilisation de la plateforme Neo4j, qui est l'une des solutions les plus populaires pour le stockage et la manipulation de données en graphe. Nous explorerons les caractéristiques de cette plateforme et son utilisation pour déployer une base de données orientée graphe.</text:span></text:p>
      <text:h text:style-name="P7" text:outline-level="2">1. Configuration et installation sous Windows et Linux</text:h>
      <text:p text:style-name="P35"><text:span text:style-name="T42">Tout d'abord, il est nécessaire de télécharger l'installateur Neo4j à partir du site officiel. Une fois téléchargé, l'installateur peut être lancé et l'installation peut commencer.</text:span></text:p>
      <text:p text:style-name="P35">Lors de l'installation, il est important de suivre attentivement les instructions à l'écran, en particulier en ce qui concerne la configuration du mot de passe administrateur et la sélection de la version appropriée de Java.</text:p>
      <text:p text:style-name="P35">Une fois l'installation terminée, Neo4j est prêt à être utilisé. Pour accéder à l'interface utilisateur graphique de Neo4j, il suffit de lancer l'application Neo4j Desktop et de créer un nouveau projet.</text:p>
      <text:p text:style-name="P29"><text:soft-page-break/><text:span text:style-name="T37">Dans ce projet, une instance de Neo4j peut être créée en sélectionnant la version installée de Neo4j et en configurant les paramètres de démarrage. À partir de là, la base de données peut être utilisée et modifiée en utilisant le langage de requête Cypher et l'interface utilisateur de Neo4j.</text:span></text:p>
      <text:h text:style-name="P8" text:outline-level="2"><text:span text:style-name="T5">2.</text:span><text:span text:style-name="T6"> Déploiement sur un serveur dédie.</text:span></text:h>
      <text:p text:style-name="P28"><text:span text:style-name="T7">Le déploiement de Neo4j sur un serveur dédié nécessite quelques étapes supplémentaires par rapport à l'installation locale. Tout d'abord, il est nécessaire de choisir un serveur dédié qui répond à vos besoins en termes de ressources, de système d'exploitation et de connectivité Internet. Une fois que vous avez accès à votre serveur dédié, vous pouvez télécharger et installer Neo4j comme vous le feriez sur un ordinateur local. Ensuite, vous devez configurer les paramètres de configuration pour qu'ils fonctionnent correctement sur votre serveur dédié, tels que le port et les limites de mémoire. Il est également important de configurer le pare-feu pour autoriser l'accès à Neo4j et protéger votre serveur dédié contre les attaques malveillantes. Après cela, vous pouvez démarrer Neo4j et accéder à l'interface utilisateur graphique en utilisant un navigateur Web. Vous pouvez ensuite commencer à utiliser Neo4j pour stocker et interroger vos données en utilisant Cypher ou l'API de programmation Neo4j pour vos applications. Il est à noter que les serveurs dédiés peuvent nécessiter des compétences techniques supplémentaires pour la gestion des serveurs, la configuration des pare-feux et la mise en réseau, et il est important de choisir un fournisseur de serveur fiable pour assurer la disponibilité et la sécurité de votre instance de Neo4j.</text:span><text:line-break/></text:p>
      <text:h text:style-name="P8" text:outline-level="2"><text:soft-page-break/><text:span text:style-name="T6">3.</text:span><text:span text:style-name="T5"> </text:span>Principales plateformes de bases de données orientées graphe</text:h>
      <text:p text:style-name="P23"><text:span text:style-name="T33">Les bases de données orientées graphe ont gagné en popularité ces dernières années, offrant une alternative aux bases de données relationnelles traditionnelles pour la gestion de données avec des relations complexes. Il existe aujourd'hui plusieurs plateformes de bases de données orientées graphe disponibles sur le marché, chacune avec ses propres caractéristiques et avantages. Dans cette section, nous allons présenter quelques-unes des principales plateformes de bases de données orientées graphe, notamment Neo4j, Amazon Neptune, Microsoft Azure Cosmos DB, et Apache TinkerPop. </text:span></text:p>
      <text:p text:style-name="P23"><text:span text:style-name="T33">Maintenant que nous avons vu comment installer Neo4j sur </text:span><text:span text:style-name="T34">les</text:span><text:span text:style-name="T33"> </text:span><text:span text:style-name="T34">différentes</text:span><text:span text:style-name="T33">, il est temps d'examiner les avantages et les limites des bases de données orientées graphe. Les bases de données orientées graphe sont un choix approprié pour les applications nécessitant une gestion efficace de données complexes et interconnectées. Elles offrent des performances rapides pour les requêtes complexes et sont capables de gérer des données en temps réel. Cependant, elles ont également des limites telles que la difficulté à gérer des données non structurées et leur manque de flexibilité en cas de modifications importantes du schéma de données. Nous allons maintenant explorer plus en détail ces avantages et limites.</text:span></text:p>
      <text:h text:style-name="P6" text:outline-level="1"><text:span text:style-name="T5">I</text:span><text:span text:style-name="T1">V. Avantages et limites des bases de données orientées graphe</text:span></text:h>
      <text:p text:style-name="P20">Les bases de données graphe ont gagné en popularité ces dernières années en raison de leur capacité à stocker et à gérer des données complexes, telles que les données de réseaux sociaux, de géolocalisation, de recommandation et de bioinformatique. <text:soft-page-break/>Dans cette section, nous allons examiner les avantages et les limites de cette approche de stockage de données en utilisant des exemples concrets.</text:p>
      <text:h text:style-name="P7" text:outline-level="2"><text:span text:style-name="T16">1. </text:span>Avantages : requêtes complexes, interconnexions de données, performances, évolutivité.</text:h>
      <text:p text:style-name="P26"><text:span text:style-name="T8">Les bases de données orientées graphe ont connu un succès grandissant ces dernières années grâce à leurs capacités à gérer des données complexes et fortement interconnectées. Leur modèle de données en graphe permet de représenter les relations entre les entités de manière claire et efficace, ce qui facilite l'exécution de requêtes complexes. De plus, les bases de données orientées graphe sont connues pour leurs performances élevées et leur évolutivité, ce qui les rend idéales pour les applications nécessitant une grande quantité de données et une mise à jour en temps réel. Dans cette section, nous allons explorer en détail les avantages et les limites des bases de données orientées graphe, en mettant en évidence leur potentiel pour répondre aux défis de l'ère du Big Data.</text:span></text:p>
      <text:h text:style-name="P12" text:outline-level="2"><text:span text:style-name="T30">2. </text:span><text:span text:style-name="T29">Limites : complexité de modélisation, manque de maturité de certaines technologies</text:span></text:h>
      <text:p text:style-name="P24"><text:span text:style-name="T35">Les bases de données orientées graphe présentent de nombreux avantages, mais elles sont également confrontées à certaines limites. L'une des principales limites est la complexité de la modélisation des données. La modélisation de données en graphe peut être plus complexe que la modélisation de données dans les bases de données relationnelles, notamment en raison de la nécessité de gérer des relations complexes entre les entités.</text:span></text:p>
      <text:p text:style-name="P24">En outre, certaines technologies de bases de données orientées graphe peuvent manquer de maturité, ce qui peut entraîner des problèmes de stabilité et de performances. Les entreprises doivent donc évaluer attentivement les avantages et les limites des bases de données orientées graphe avant de décider d'adopter cette technologie.</text:p>
      <text:p text:style-name="P27"><text:span text:style-name="T31">L</text:span><text:span text:style-name="T8">es bases de données orientées graphe offrent de nombreux avantages en termes de requêtes complexes, d'interconnexions de données, de performances et d'évolutivité. Cependant, leur complexité de modélisation peut constituer une limite, tout comme le manque de maturité de certaines technologies. Dans la phase suivante, nous aborderons les phases pratiques pour travailler avec une base de données orientée graphe, à travers l'utilisation de l'outil Neo4j.</text:span></text:p>
      <text:h text:style-name="P6" text:outline-level="1" text:is-list-header="true"><text:soft-page-break/><text:span text:style-name="T5">V. </text:span><text:span text:style-name="T1">Phases pratiques</text:span></text:h>
      <text:h text:style-name="P13" text:outline-level="2"><text:span text:style-name="T20">1. Démonstration de </text:span><text:span text:style-name="T24">quelques</text:span><text:span text:style-name="T20"> requête</text:span><text:span text:style-name="T24">s</text:span><text:span text:style-name="T20"> en Cypher.</text:span></text:h>
      <text:h text:style-name="P9" text:outline-level="2"><text:span text:style-name="T43">2. </text:span>Exemples d'applications de bases de données orientées graphe.</text:h>
      <text:p text:style-name="P25"><text:span text:style-name="T36">L</text:span><text:span text:style-name="T35">es applications de bases de données orientées graphe sont nombreuses et variées. L'une des applications les plus courantes est la gestion de réseaux sociaux, où les utilisateurs et les relations entre eux peuvent être modélisés sous forme de graphes. Une autre application est la gestion de connaissances, où les concepts et les relations entre eux peuvent être représentés sous forme de graphes.</text:span></text:p>
      <text:p text:style-name="P25">Dans le cadre de notre exemple, nous avons développé une application de musique avec une base de données orientée graphe. Cette application permet aux utilisateurs de se connecter et de rechercher des artistes, des albums et des chansons. Les données des artistes, des albums et des chansons sont stockées sous forme de nœuds dans un graphe, avec des relations représentant les liens entre eux. Le système de connexion permet aux utilisateurs de se connecter et d'accéder à des fonctionnalités supplémentaires, telles que la possibilité de créer des playlists et de sauvegarder des chansons favorites.</text:p>
      <text:p text:style-name="P25">Cette application est un exemple concret de l'utilisation de bases de données orientées graphe pour la gestion de données complexes dans un domaine spécifique.</text:p>
      <text:h text:style-name="P4" text:outline-level="1">Conclusion </text:h>
      <text:p text:style-name="P18">En conclusion, les bases de données orientées graphe ont connu une forte croissance ces dernières années grâce à leur capacité à stocker et gérer des données complexes et interconnectées. Les avantages de l'utilisation de ces bases de données sont multiples : elles permettent de modéliser des réseaux complexes, de gérer des catalogues de produits complexes, d'optimiser les itinéraires de livraison, d'identifier les menaces potentielles et les attaques, etc.</text:p>
      <text:p text:style-name="P15">Cependant, il est important de noter que les bases de données orientées graphe ont également des limites. Par exemple, leur complexité peut rendre leur utilisation difficile pour les développeurs qui ne sont pas familiers avec leur architecture. De plus, leur performance peut être affectée par la taille et la complexité des données stockées dans le graphe.</text:p>
      <text:p text:style-name="P16">En fin de compte, malgré leurs limites, les bases de données orientées graphe continuent de trouver de nouveaux cas d'utilisation dans un large éventail de domaines. Avec leur langage de requête intuitif et leur capacité à gérer des données complexes, il est probable que ces bases de données continueront de jouer un rôle important dans le traitement et l'analyse de données à l'avenir.</text:p>
      <text:p text:style-name="P32"/>
      <text:h text:style-name="P5" text:outline-level="1">Références bibliographiques</text:h>
      <text:p text:style-name="P30"><text:a xlink:type="simple" xlink:href="https://neo4j.com/" text:style-name="Internet_20_link" text:visited-style-name="Visited_20_Internet_20_Link">https://neo4j.com</text:a></text:p>
      <text:p text:style-name="P30"><text:a xlink:type="simple" xlink:href="https://fr.wikipedia.org/wiki/Neo4j" text:style-name="Internet_20_link" text:visited-style-name="Visited_20_Internet_20_Link">https://fr.wikipedia.org/wiki/Neo4j</text:a></text:p>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betan Machine Uni" svg:font-family="'Tibetan Machine Uni'"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03:11:20.011760887</meta:creation-date>
    <dc:date>2023-03-01T12:17:00.697421693</dc:date>
    <meta:editing-duration>PT1H56M32S</meta:editing-duration>
    <meta:editing-cycles>14</meta:editing-cycles>
    <meta:generator>LibreOffice/7.3.7.2$Linux_X86_64 LibreOffice_project/30$Build-2</meta:generator>
    <meta:document-statistic meta:table-count="0" meta:image-count="0" meta:object-count="0" meta:page-count="10" meta:paragraph-count="47" meta:word-count="2235" meta:character-count="14695" meta:non-whitespace-character-count="12502"/>
  </office:meta>
</office:document-meta>
</file>